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ABC</text:p>
          </table:table-cell>
          <table:table-cell office:value-type="string" table:style-name="ce1">
            <text:p>ACO</text:p>
          </table:table-cell>
          <table:table-cell office:value-type="string" table:style-name="ce1">
            <text:p>F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il51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il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oA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Karoline</meta:initial-creator>
    <dc:creator>Karoline</dc:creator>
    <meta:creation-date>2020-09-14T22:39:00Z</meta:creation-date>
    <dc:date>2020-09-14T22:40:01Z</dc:date>
    <meta:editing-duration>PT0S</meta:editing-duration>
  </office:meta>
</office:document-meta>
</file>